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 svg:panose-1="0 0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 fo:line-height="200%"/>
    </style:style>
    <style:style style:name="T2" style:parent-style-name="E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 fo:language="en" fo:country="US"/>
    </style:style>
    <style:style style:name="T3" style:parent-style-name="E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4" style:parent-style-name="E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5" style:parent-style-name="E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P6" style:parent-style-name="Normal" style:family="paragraph">
      <style:paragraph-properties fo:text-align="justify" fo:line-height="200%"/>
    </style:style>
    <style:style style:name="T7" style:parent-style-name="E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8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9" style:parent-style-name="E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10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1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2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13" style:parent-style-name="Normal" style:family="paragraph">
      <style:paragraph-properties fo:text-align="justify" fo:line-height="200%"/>
    </style:style>
    <style:style style:name="T14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5" style:parent-style-name="E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16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7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8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9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20" style:parent-style-name="Paragraphedeliste" style:list-style-name="LFO1" style:family="paragraph">
      <style:paragraph-properties fo:text-align="justify" fo:line-height="200%"/>
      <style:text-properties style:font-name="Arial" style:font-name-complex="Arial" fo:color="#000000" fo:font-size="12pt" style:font-size-asian="12pt" style:font-size-complex="12pt" fo:language="en" fo:country="US"/>
    </style:style>
    <style:style style:name="P21" style:parent-style-name="Paragraphedeliste" style:list-style-name="LFO1" style:family="paragraph">
      <style:paragraph-properties fo:text-align="justify" fo:line-height="200%"/>
      <style:text-properties style:font-name="Arial" style:font-name-complex="Arial" fo:color="#000000" fo:font-size="12pt" style:font-size-asian="12pt" style:font-size-complex="12pt" fo:language="en" fo:country="US"/>
    </style:style>
    <style:style style:name="P22" style:parent-style-name="Paragraphedeliste" style:list-style-name="LFO1" style:family="paragraph">
      <style:paragraph-properties fo:text-align="justify" fo:line-height="200%"/>
      <style:text-properties style:font-name="Arial" style:font-name-complex="Arial" fo:color="#000000" fo:font-size="12pt" style:font-size-asian="12pt" style:font-size-complex="12pt" fo:language="en" fo:country="US"/>
    </style:style>
    <style:style style:name="P23" style:parent-style-name="Paragraphedeliste" style:list-style-name="LFO1" style:family="paragraph">
      <style:paragraph-properties fo:text-align="justify" fo:line-height="200%"/>
      <style:text-properties style:font-name="Arial" style:font-name-complex="Arial" fo:color="#000000" fo:font-size="12pt" style:font-size-asian="12pt" style:font-size-complex="12pt" fo:language="en" fo:country="US"/>
    </style:style>
    <style:style style:name="P24" style:parent-style-name="Paragraphedeliste" style:list-style-name="LFO1" style:family="paragraph">
      <style:paragraph-properties fo:text-align="justify" fo:line-height="200%"/>
      <style:text-properties style:font-name="Arial" style:font-name-complex="Arial" fo:color="#000000" fo:font-size="12pt" style:font-size-asian="12pt" style:font-size-complex="12pt"/>
    </style:style>
    <style:style style:name="P25" style:parent-style-name="Paragraphedeliste" style:list-style-name="LFO1" style:family="paragraph">
      <style:paragraph-properties fo:text-align="justify" fo:line-height="200%"/>
      <style:text-properties style:font-name="Arial" style:font-name-complex="Arial" fo:color="#000000" fo:font-size="12pt" style:font-size-asian="12pt" style:font-size-complex="12pt"/>
    </style:style>
    <style:style style:name="P26" style:parent-style-name="Paragraphedeliste" style:list-style-name="LFO1" style:family="paragraph">
      <style:paragraph-properties fo:text-align="justify" fo:line-height="200%"/>
      <style:text-properties style:font-name="Arial" style:font-name-complex="Arial" fo:color="#000000" fo:font-size="12pt" style:font-size-asian="12pt" style:font-size-complex="12pt" fo:language="en" fo:country="US"/>
    </style:style>
    <style:style style:name="P27" style:parent-style-name="Paragraphedeliste" style:list-style-name="LFO1" style:family="paragraph">
      <style:paragraph-properties fo:text-align="justify" fo:line-height="200%"/>
      <style:text-properties style:font-name="Arial" style:font-name-complex="Arial" fo:color="#000000" fo:font-size="12pt" style:font-size-asian="12pt" style:font-size-complex="12pt" fo:language="en" fo:country="US"/>
    </style:style>
    <style:style style:name="P28" style:parent-style-name="Paragraphedeliste" style:list-style-name="LFO1" style:family="paragraph">
      <style:paragraph-properties fo:text-align="justify" fo:line-height="200%"/>
      <style:text-properties style:font-name="Arial" style:font-name-complex="Arial" fo:color="#000000" fo:font-size="12pt" style:font-size-asian="12pt" style:font-size-complex="12pt"/>
    </style:style>
    <style:style style:name="P29" style:parent-style-name="Paragraphedeliste" style:list-style-name="LFO1" style:family="paragraph">
      <style:paragraph-properties fo:text-align="justify" fo:line-height="200%"/>
      <style:text-properties style:font-name="Arial" style:font-name-complex="Arial" fo:color="#000000" fo:font-size="12pt" style:font-size-asian="12pt" style:font-size-complex="12pt" fo:language="en" fo:country="US"/>
    </style:style>
    <style:style style:name="P30" style:parent-style-name="Paragraphedeliste" style:list-style-name="LFO1" style:family="paragraph">
      <style:paragraph-properties fo:text-align="justify" fo:line-height="200%"/>
      <style:text-properties style:font-name="Arial" style:font-name-complex="Arial" fo:color="#000000" fo:font-size="12pt" style:font-size-asian="12pt" style:font-size-complex="12pt" fo:language="en" fo:country="US"/>
    </style:style>
    <style:style style:name="P31" style:parent-style-name="Paragraphedeliste" style:list-style-name="LFO1" style:family="paragraph">
      <style:paragraph-properties fo:text-align="justify" fo:line-height="200%"/>
      <style:text-properties style:font-name="Arial" style:font-name-complex="Arial" fo:color="#000000" fo:font-size="12pt" style:font-size-asian="12pt" style:font-size-complex="12pt" fo:language="en" fo:country="US"/>
    </style:style>
    <style:style style:name="P32" style:parent-style-name="Paragraphedeliste" style:list-style-name="LFO1" style:family="paragraph">
      <style:paragraph-properties fo:text-align="justify" fo:line-height="200%"/>
      <style:text-properties style:font-name="Arial" style:font-name-complex="Arial" fo:color="#000000" fo:font-size="12pt" style:font-size-asian="12pt" style:font-size-complex="12pt" fo:language="en" fo:country="US"/>
    </style:style>
    <style:style style:name="P33" style:parent-style-name="Paragraphedeliste" style:list-style-name="LFO1" style:family="paragraph">
      <style:paragraph-properties fo:text-align="justify" fo:line-height="200%"/>
      <style:text-properties style:font-name="Arial" style:font-name-complex="Arial" fo:color="#000000" fo:font-size="12pt" style:font-size-asian="12pt" style:font-size-complex="12pt" fo:language="en" fo:country="US"/>
    </style:style>
    <style:style style:name="P34" style:parent-style-name="Paragraphedeliste" style:list-style-name="LFO1" style:family="paragraph">
      <style:paragraph-properties fo:text-align="justify" fo:line-height="200%"/>
      <style:text-properties style:font-name="Arial" style:font-name-complex="Arial" fo:color="#000000" fo:font-size="12pt" style:font-size-asian="12pt" style:font-size-complex="12pt" fo:language="en" fo:country="US"/>
    </style:style>
    <style:style style:name="P35" style:parent-style-name="Paragraphedeliste" style:list-style-name="LFO1" style:family="paragraph">
      <style:paragraph-properties fo:text-align="justify" fo:line-height="200%"/>
      <style:text-properties style:font-name="Arial" style:font-name-complex="Arial" fo:color="#000000" fo:font-size="12pt" style:font-size-asian="12pt" style:font-size-complex="12pt" fo:language="en" fo:country="US"/>
    </style:style>
    <style:style style:name="P36" style:parent-style-name="Paragraphedeliste" style:list-style-name="LFO1" style:family="paragraph">
      <style:paragraph-properties fo:text-align="justify" fo:line-height="200%"/>
      <style:text-properties style:font-name="Arial" style:font-name-complex="Arial" fo:color="#000000" fo:font-size="12pt" style:font-size-asian="12pt" style:font-size-complex="12pt" fo:language="en" fo:country="US"/>
    </style:style>
    <style:style style:name="P37" style:parent-style-name="Paragraphedeliste" style:list-style-name="LFO1" style:family="paragraph">
      <style:paragraph-properties fo:text-align="justify" fo:line-height="200%"/>
    </style:style>
    <style:style style:name="T38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39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</office:automatic-styles>
  <office:body>
    <office:text text:use-soft-page-breaks="true">
      <text:p text:style-name="P1"><text:span text:style-name="T2">N-SDM</text:span><text:span text:style-name="T3"><text:s/></text:span><text:span text:style-name="T4">main<text:s/></text:span><text:span text:style-name="T5">outputs</text:span></text:p>
      <text:p text:style-name="P6"><text:span text:style-name="T7">N-SDM</text:span><text:span text:style-name="T8"><text:s/>outputs can be retrieved from the “scratch” and “save” folders. After each<text:s/></text:span><text:span text:style-name="T9">N-SDM</text:span><text:span text:style-name="T10"><text:s/>run, main outputs from the scratch are synchronized to the save folder. It is possible to customize the list of outputs to synchronize by adding or removing elements from the “rsync_exclude” setting (settings.</text:span><text:span text:style-name="T11">psv</text:span><text:span text:style-name="T12">). The scratch folder is dedicated to temporary storage, by default the files located in the scratch will be deleted before each new run.</text:span></text:p>
      <text:p text:style-name="P13"><text:span text:style-name="T14">A typical<text:s/></text:span><text:span text:style-name="T15">N-SDM</text:span><text:span text:style-name="T16"><text:s/>run is generating<text:s/></text:span><text:span text:style-name="T17">17</text:span><text:span text:style-name="T18"><text:s/>main</text:span><text:span text:style-name="T19"><text:s/>sub-folders of outputs:</text:span></text:p>
      <text:list text:style-name="LFO1" text:continue-numbering="true">
        <text:list-item>
          <text:p text:style-name="P20">d0_dataset: species occurrence data used for model fitting, before and after spatial temporal disaggregation (.rds and .shp)</text:p>
        </text:list-item>
        <text:list-item>
          <text:p text:style-name="P21">d1_covsel: covariate selection results (.rds)</text:p>
        </text:list-item>
        <text:list-item>
          <text:p text:style-name="P22">d2_models: model objects for each individual algorithm and hyperparameter combination (.rds)</text:p>
        </text:list-item>
        <text:list-item>
          <text:p text:style-name="P23">d3_evals: model assessment metrics (.rds)</text:p>
        </text:list-item>
        <text:list-item>
          <text:p text:style-name="P24">d4_varimps: variable importance scores (.rds)</text:p>
        </text:list-item>
        <text:list-item>
          <text:p text:style-name="P25">d5_respcurves: response curve data (.rds)</text:p>
        </text:list-item>
        <text:list-item>
          <text:p text:style-name="P26">d6_preds: predictions obtained for each individual algorithm (.rds)</text:p>
        </text:list-item>
        <text:list-item>
          <text:p text:style-name="P27">d7_maps: maps obtained for each individual algorithm (.rds)</text:p>
        </text:list-item>
        <text:list-item>
          <text:p text:style-name="P28">d8_ensembles: ensemble maps (.tif)</text:p>
        </text:list-item>
        <text:list-item>
          <text:p text:style-name="P29">d9_ensembles-cv: coefficient of variation maps for d8_ensembles (.tif)</text:p>
        </text:list-item>
        <text:list-item>
          <text:p text:style-name="P30">d10_nested-ensembles: nested ensemble maps (.tif)</text:p>
        </text:list-item>
        <text:list-item>
          <text:p text:style-name="P31">d11_evals-final: model assessment metrics for final ensembles and nested ensembles (.rds)</text:p>
        </text:list-item>
        <text:list-item>
          <text:p text:style-name="P32">d12_preds-sce: prediction obtained for each individual algorithm and scenario x period combination (.rds)</text:p>
        </text:list-item>
        <text:list-item>
          <text:p text:style-name="P33">d13_maps-sce: maps obtained for each individual algorithm and scenario x period combination (.tif)</text:p>
        </text:list-item>
        <text:list-item>
          <text:p text:style-name="P34">d14_ensembles-sce: ensemble maps for each scenario x period combination (.tif)</text:p>
        </text:list-item>
        <text:list-item>
          <text:p text:style-name="P35">d15_ensembles-cv-sce: coefficient of variation maps<text:s/>for<text:s/>each scenario x period combination (.tif)</text:p>
        </text:list-item>
        <text:list-item>
          <text:p text:style-name="P36">d16_nested-ensembles-sce: nested ensemble maps for each scenario x period combination (.tif)</text:p>
        </text:list-item>
        <text:list-item>
          <text:p text:style-name="P37"><text:span text:style-name="T38">plots: response curves</text:span><text:span text:style-name="T39"><text:s/>from d5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 svg:panose-1="0 0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07%"/>
      <style:text-properties style:letter-kerning="false" fo:font-size="11pt" style:font-size-asian="11pt" style:font-size-complex="11pt" fo:language="fr" fo:country="CH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" style:display-name="1367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Times New Roman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dde, Antoine</meta:initial-creator>
    <dc:creator>Adde, Antoine</dc:creator>
    <meta:creation-date>2025-10-03T15:05:00Z</meta:creation-date>
    <dc:date>2025-10-03T15:18:00Z</dc:date>
    <meta:template xlink:href="Normal.dotm" xlink:type="simple"/>
    <meta:editing-cycles>1</meta:editing-cycles>
    <meta:editing-duration>PT0S</meta:editing-duration>
    <meta:document-statistic meta:page-count="2" meta:paragraph-count="3" meta:word-count="268" meta:character-count="1793" meta:row-count="12" meta:non-whitespace-character-count="1528"/>
  </office:meta>
</office:document-meta>
</file>